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5-17_20-59-0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5-18_01-48-03_000.mp4</text:p>
          </table:table-cell>
          <table:table-cell table:style-name="ce26" office:value-type="string">
            <text:p>:VIDEO:other / @自室 / 記録 / content=謡い,for=~,other=[etaba Ё]の動画を見ていて、謡いたくなった。メロディは、その場で、謡いながら、自作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:other / @自室 / 記録 / content=謡い,for=~,other=[etaba Ё]の動画を見ていて、謡いたくなった。メロディは、その場で、謡いながら、自作。">
            <text:p>:VIDEO:other / @自室 / 記録 / content=謡い,for=~,other=[etaba Ё]の動画を見ていて、謡いたくなった。メロディは、その場で、謡いながら、自作。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5-18_01-48-14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5-18_03-13-59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5-18_07-49-4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5-18_09-38-55_000.jpg</text:p>
          </table:table-cell>
          <table:table-cell table:style-name="ce26" office:value-type="string">
            <text:p>:tome / (lang=ja) / topic=~ / content=今すぐに金になるもの。ではなく、知りたくて仕方のないもの。に、忠に、敬に、勤しむ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tome / (lang=ja) / topic=~ / content=今すぐに金になるもの。ではなく、知りたくて仕方のないもの。に、忠に、敬に、勤しむ。,other=~">
            <text:p>:tome / (lang=ja) / topic=~ / content=今すぐに金になるもの。ではなく、知りたくて仕方のないもの。に、忠に、敬に、勤しむ。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5-18_09-39-06_000.jpg</text:p>
          </table:table-cell>
          <table:table-cell table:style-name="ce26" office:value-type="string">
            <text:p>:m :th,mysl / topic=~ / content=裸の女の人も結構だが、その人は何が得意だろう？を探る方が、よほど、没頭できる,id=~,other=~ / lang=j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th,mysl / topic=~ / content=裸の女の人も結構だが、その人は何が得意だろう？を探る方が、よほど、没頭できる,id=~,other=~ / lang=ja">
            <text:p>:m :th,mysl / topic=~ / content=裸の女の人も結構だが、その人は何が得意だろう？を探る方が、よほど、没頭できる,id=~,other=~ / lang=ja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5-18_11-32-30_000.jpg</text:p>
          </table:table-cell>
          <table:table-cell table:style-name="ce26" office:value-type="string">
            <text:p>:m 1*2 RES / JVEMV6 64#238_maeno / 『微粒子から探る物性七変化』 著者=前野昌弘,校注=~ / p.185 / w=改質材,topic=,publisher=~,other=calc+:毛管現象：力の釣り合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2 RES / JVEMV6 64#238_maeno / 『微粒子から探る物性七変化』 著者=前野昌弘,校注=~ / p.185 / w=改質材,topic=,publisher=~,other=calc+:毛管現象：力の釣り合い">
            <text:p>:m 1*2 RES / JVEMV6 64#238_maeno / 『微粒子から探る物性七変化』 著者=前野昌弘,校注=~ / p.185 / w=改質材,topic=,publisher=~,other=calc+:毛管現象：力の釣り合い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5-18_11-32-47_000.jpg</text:p>
          </table:table-cell>
          <table:table-cell table:style-name="ce26" office:value-type="string">
            <text:p>:m 2*2 RES / JVEMV6 64#238_maeno / 『微粒子から探る物性七変化』 著者=前野昌弘,校注=~ / p.185 / w=改質材,topic=,publisher=~,other=q+:q-id.3DPS(nowa):表面張力、毛管を上行：高さ、より高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2*2 RES / JVEMV6 64#238_maeno / 『微粒子から探る物性七変化』 著者=前野昌弘,校注=~ / p.185 / w=改質材,topic=,publisher=~,other=q+:q-id.3DPS(nowa):表面張力、毛管を上行：高さ、より高い">
            <text:p>:m 2*2 RES / JVEMV6 64#238_maeno / 『微粒子から探る物性七変化』 著者=前野昌弘,校注=~ / p.185 / w=改質材,topic=,publisher=~,other=q+:q-id.3DPS(nowa):表面張力、毛管を上行：高さ、より高い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3-05-18_12-50-5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7" office:value-type="string">
            <text:p>2023-05-18_16-25-53_000.jpg</text:p>
          </table:table-cell>
          <table:table-cell table:style-name="ce26" office:value-type="string">
            <text:p>:PHOTO 記録 / 文書：コレポン / #*# / about=スマホ：simカード：移動,with=auショップ：鷺沼店,content=~,other=店頭に行って、実際に、交換してもらう;file-id:2023-04-28_14-58-25_000.jpg / N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文書：コレポン / #*# / about=スマホ：simカード：移動,with=auショップ：鷺沼店,content=~,other=店頭に行って、実際に、交換してもらう;file-id:2023-04-28_14-58-25_000.jpg / N~">
            <text:p>:PHOTO 記録 / 文書：コレポン / #*# / about=スマホ：simカード：移動,with=auショップ：鷺沼店,content=~,other=店頭に行って、実際に、交換してもらう;file-id:2023-04-28_14-58-25_000.jpg / N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6];CONCATENATE([.C16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4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8">2023/05/18</text:date>, <text:time>19:09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18T19:09:08.47</dc:date>
    <dc:creator>iwabuchi ken</dc:creator>
    <meta:editing-duration>P56DT14H20M32S</meta:editing-duration>
    <meta:editing-cycles>18523</meta:editing-cycles>
    <meta:document-statistic meta:table-count="2" meta:cell-count="921" meta:object-count="0"/>
    <meta:user-defined meta:name="qrichtext">1</meta:user-defined>
  </office:meta>
</office:document-meta>
</file>